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3. ADDITIONAL SELECT - OPTION</text:p>
      <text:p text:style-name="Standard">-- 1)</text:p>
      <text:p text:style-name="Standard">SELECT STUDENT_NAME "학생 이름", STUDENT_ADDRESS 주소지</text:p>
      <text:p text:style-name="Standard">FROM TB_STUDENT</text:p>
      <text:p text:style-name="Standard">ORDER BY 1;</text:p>
      <text:p text:style-name="Standard"/>
      <text:p text:style-name="Standard">-- 2)</text:p>
      <text:p text:style-name="Standard">SELECT STUDENT_NAME, STUDENT_SSN</text:p>
      <text:p text:style-name="Standard">FROM TB_STUDENT</text:p>
      <text:p text:style-name="Standard">WHERE ABSENCE_YN = 'Y'</text:p>
      <text:p text:style-name="Standard">ORDER BY SUBSTR(STUDENT_SSN, 1, 6) DESC;</text:p>
      <text:p text:style-name="Standard"/>
      <text:p text:style-name="Standard">-- 3)</text:p>
      <text:p text:style-name="Standard">SELECT STUDENT_NAME 학생이름, STUDENT_NO 학번, STUDENT_ADDRESS "거주지 주소"</text:p>
      <text:p text:style-name="Standard">FROM TB_STUDENT</text:p>
      <text:p text:style-name="Standard">WHERE STUDENT_NO LIKE '9%'</text:p>
      <text:p text:style-name="Standard"><text:s text:c="6"/>AND (STUDENT_ADDRESS LIKE '강원도%'</text:p>
      <text:p text:style-name="Standard"><text:s text:c="11"/>OR STUDENT_ADDRESS LIKE '경기도%')</text:p>
      <text:p text:style-name="Standard">ORDER BY 1;</text:p>
      <text:p text:style-name="Standard"/>
      <text:p text:style-name="Standard">-- 4)</text:p>
      <text:p text:style-name="Standard">SELECT PROFESSOR_NAME, PROFESSOR_SSN</text:p>
      <text:p text:style-name="Standard">FROM TB_PROFESSOR</text:p>
      <text:p text:style-name="Standard">WHERE DEPARTMENT_NO = (SELECT DEPARTMENT_NO</text:p>
      <text:p text:style-name="Standard"><text:s text:c="24"/>FROM TB_DEPARTMENT</text:p>
      <text:p text:style-name="Standard"><text:s text:c="24"/>WHERE DEPARTMENT_NAME = '법학과')</text:p>
      <text:p text:style-name="Standard">ORDER BY 2;</text:p>
      <text:p text:style-name="Standard"/>
      <text:p text:style-name="Standard">-- 5)</text:p>
      <text:p text:style-name="Standard">SELECT STUDENT_NO, TO_CHAR(POINT, 9.99) POINT</text:p>
      <text:p text:style-name="Standard">FROM TB_GRADE</text:p>
      <text:p text:style-name="Standard">WHERE TERM_NO = '200402'</text:p>
      <text:p text:style-name="Standard"><text:s text:c="6"/>AND CLASS_NO = 'C3118100'</text:p>
      <text:p text:style-name="Standard">ORDER BY POINT DESC, STUDENT_NO;</text:p>
      <text:p text:style-name="Standard"/>
      <text:p text:style-name="Standard">-- 6)</text:p>
      <text:p text:style-name="Standard">SELECT STUDENT_NO, STUDENT_NAME, DEPARTMENT_NAME</text:p>
      <text:p text:style-name="Standard">FROM TB_STUDENT</text:p>
      <text:p text:style-name="Standard"><text:s text:c="4"/>JOIN TB_DEPARTMENT USING(DEPARTMENT_NO)</text:p>
      <text:p text:style-name="Standard">ORDER BY 2;</text:p>
      <text:p text:style-name="Standard"/>
      <text:p text:style-name="Standard">-- 7)</text:p>
      <text:p text:style-name="Standard">SELECT CLASS_NAME, DEPARTMENT_NAME</text:p>
      <text:p text:style-name="Standard">FROM TB_CLASS</text:p>
      <text:p text:style-name="Standard"><text:s text:c="4"/>JOIN TB_DEPARTMENT USING(DEPARTMENT_NO);</text:p>
      <text:p text:style-name="Standard"><text:soft-page-break/><text:s text:c="4"/></text:p>
      <text:p text:style-name="Standard">-- 8)</text:p>
      <text:p text:style-name="Standard">SELECT CLASS_NAME, PROFESSOR_NAME</text:p>
      <text:p text:style-name="Standard">FROM TB_CLASS</text:p>
      <text:p text:style-name="Standard"><text:s text:c="4"/>JOIN TB_CLASS_PROFESSOR USING(CLASS_NO)</text:p>
      <text:p text:style-name="Standard"><text:s text:c="4"/>JOIN TB_PROFESSOR USING(PROFESSOR_NO);</text:p>
      <text:p text:style-name="Standard"><text:s text:c="4"/></text:p>
      <text:p text:style-name="Standard">-- 9)</text:p>
      <text:p text:style-name="Standard">SELECT CLASS_NAME, PROFESSOR_NAME</text:p>
      <text:p text:style-name="Standard">FROM TB_CLASS</text:p>
      <text:p text:style-name="Standard"><text:s text:c="4"/>JOIN TB_CLASS_PROFESSOR USING(CLASS_NO)</text:p>
      <text:p text:style-name="Standard"><text:s text:c="4"/>JOIN TB_PROFESSOR P USING(PROFESSOR_NO)</text:p>
      <text:p text:style-name="Standard"><text:s text:c="4"/>JOIN TB_DEPARTMENT D ON(P.DEPARTMENT_NO = D.DEPARTMENT_NO)</text:p>
      <text:p text:style-name="Standard">WHERE CATEGORY = '인문사회';</text:p>
      <text:p text:style-name="Standard"/>
      <text:p text:style-name="Standard">-- 10)</text:p>
      <text:p text:style-name="Standard">SELECT G.STUDENT_NO 학번, STUDENT_NAME "학생 이름", ROUND(AVG(POINT), 1) "전체 평점"</text:p>
      <text:p text:style-name="Standard">FROM TB_GRADE G</text:p>
      <text:p text:style-name="Standard"><text:s text:c="4"/>JOIN TB_STUDENT S ON(G.STUDENT_NO = S.STUDENT_NO)</text:p>
      <text:p text:style-name="Standard"><text:s text:c="4"/>JOIN TB_DEPARTMENT D ON(S.DEPARTMENT_NO = D.DEPARTMENT_NO)</text:p>
      <text:p text:style-name="Standard">WHERE DEPARTMENT_NAME = '음악학과'</text:p>
      <text:p text:style-name="Standard">GROUP BY G.STUDENT_NO, STUDENT_NAME</text:p>
      <text:p text:style-name="Standard">ORDER BY 1;</text:p>
      <text:p text:style-name="Standard"/>
      <text:p text:style-name="Standard">-- 11)</text:p>
      <text:p text:style-name="Standard">SELECT DEPARTMENT_NAME, STUDENT_NAME, PROFESSOR_NAME</text:p>
      <text:p text:style-name="Standard">FROM TB_STUDENT</text:p>
      <text:p text:style-name="Standard"><text:s text:c="4"/>JOIN TB_DEPARTMENT USING(DEPARTMENT_NO)</text:p>
      <text:p text:style-name="Standard"><text:s text:c="4"/>JOIN TB_PROFESSOR ON(PROFESSOR_NO = COACH_PROFESSOR_NO)</text:p>
      <text:p text:style-name="Standard">WHERE STUDENT_NO = 'A313047';</text:p>
      <text:p text:style-name="Standard"/>
      <text:p text:style-name="Standard">-- 12)</text:p>
      <text:p text:style-name="Standard">SELECT STUDENT_NAME, TERM_NO TERM_NAME</text:p>
      <text:p text:style-name="Standard">FROM TB_STUDENT</text:p>
      <text:p text:style-name="Standard"><text:s text:c="5"/>JOIN TB_GRADE USING(STUDENT_NO)</text:p>
      <text:p text:style-name="Standard"><text:s text:c="5"/>JOIN TB_CLASS USING(CLASS_NO)</text:p>
      <text:p text:style-name="Standard">WHERE TERM_NO LIKE '2007%'</text:p>
      <text:p text:style-name="Standard"><text:s text:c="6"/>AND CLASS_NAME = '인간관계론';</text:p>
      <text:p text:style-name="Standard"/>
      <text:p text:style-name="Standard">-- 13)</text:p>
      <text:p text:style-name="Standard">SELECT CLASS_NAME, DEPARTMENT_NAME</text:p>
      <text:p text:style-name="Standard">FROM TB_CLASS</text:p>
      <text:p text:style-name="Standard"><text:s text:c="5"/>LEFT JOIN TB_CLASS_PROFESSOR USING(CLASS_NO)</text:p>
      <text:p text:style-name="Standard"><text:s text:c="5"/>LEFT JOIN TB_DEPARTMENT USING(DEPARTMENT_NO)</text:p>
      <text:p text:style-name="Standard">WHERE CATEGORY = '예체능'</text:p>
      <text:p text:style-name="Standard"><text:soft-page-break/><text:s text:c="6"/>AND PROFESSOR_NO IS NULL;</text:p>
      <text:p text:style-name="Standard"/>
      <text:p text:style-name="Standard">-- 14)</text:p>
      <text:p text:style-name="Standard">SELECT STUDENT_NAME 학생이름, NVL(PROFESSOR_NAME, '지도교수 미지정') 지도교수</text:p>
      <text:p text:style-name="Standard">FROM TB_STUDENT S</text:p>
      <text:p text:style-name="Standard"><text:s text:c="5"/>LEFT JOIN TB_PROFESSOR ON(PROFESSOR_NO = COACH_PROFESSOR_NO)</text:p>
      <text:p text:style-name="Standard"><text:s text:c="5"/>JOIN TB_DEPARTMENT D ON(S.DEPARTMENT_NO = D.DEPARTMENT_NO)</text:p>
      <text:p text:style-name="Standard">WHERE DEPARTMENT_NAME = '서반아어학과'</text:p>
      <text:p text:style-name="Standard">ORDER BY STUDENT_NO;</text:p>
      <text:p text:style-name="Standard"/>
      <text:p text:style-name="Standard">-- 15)</text:p>
      <text:p text:style-name="Standard">SELECT STUDENT_NO 학번, STUDENT_NAME 이름, DEPARTMENT_NAME "학과 이름", AVG(POINT) 평점</text:p>
      <text:p text:style-name="Standard">FROM TB_STUDENT</text:p>
      <text:p text:style-name="Standard"><text:s text:c="5"/>JOIN TB_DEPARTMENT USING(DEPARTMENT_NO)</text:p>
      <text:p text:style-name="Standard"><text:s text:c="5"/>JOIN TB_GRADE USING(STUDENT_NO)</text:p>
      <text:p text:style-name="Standard">WHERE ABSENCE_YN = 'N'</text:p>
      <text:p text:style-name="Standard">GROUP BY STUDENT_NO, STUDENT_NAME, DEPARTMENT_NAME</text:p>
      <text:p text:style-name="Standard">HAVING AVG(POINT) &gt;= 4.0</text:p>
      <text:p text:style-name="Standard">ORDER BY 1;</text:p>
      <text:p text:style-name="Standard"/>
      <text:p text:style-name="Standard">-- 16)</text:p>
      <text:p text:style-name="Standard">SELECT CLASS_NO, CLASS_NAME, AVG(POINT)</text:p>
      <text:p text:style-name="Standard">FROM TB_CLASS</text:p>
      <text:p text:style-name="Standard"><text:s text:c="5"/>JOIN TB_GRADE USING(CLASS_NO)</text:p>
      <text:p text:style-name="Standard"><text:s text:c="5"/>JOIN TB_DEPARTMENT USING(DEPARTMENT_NO)</text:p>
      <text:p text:style-name="Standard">WHERE DEPARTMENT_NAME = '환경조경학과'</text:p>
      <text:p text:style-name="Standard"><text:s text:c="6"/>AND CLASS_TYPE LIKE '전공%'</text:p>
      <text:p text:style-name="Standard">GROUP BY CLASS_NO, CLASS_NAME</text:p>
      <text:p text:style-name="Standard">ORDER BY 1;</text:p>
      <text:p text:style-name="Standard"/>
      <text:p text:style-name="Standard">-- 17)</text:p>
      <text:p text:style-name="Standard">SELECT STUDENT_NAME, STUDENT_ADDRESS</text:p>
      <text:p text:style-name="Standard">FROM TB_STUDENT</text:p>
      <text:p text:style-name="Standard">WHERE DEPARTMENT_NO = (SELECT DEPARTMENT_NO</text:p>
      <text:p text:style-name="Standard"><text:s text:c="23"/>FROM TB_STUDENT</text:p>
      <text:p text:style-name="Standard"><text:s text:c="23"/>WHERE STUDENT_NAME = '최경희');</text:p>
      <text:p text:style-name="Standard"/>
      <text:p text:style-name="Standard">-- 18)</text:p>
      <text:p text:style-name="Standard">SELECT STUDENT_NO, STUDENT_NAME</text:p>
      <text:p text:style-name="Standard">FROM (SELECT STUDENT_NO, STUDENT_NAME, AVG(POINT)</text:p>
      <text:p text:style-name="Standard"><text:s text:c="6"/>FROM TB_GRADE</text:p>
      <text:p text:style-name="Standard"><text:s text:c="11"/>JOIN TB_STUDENT USING(STUDENT_NO)</text:p>
      <text:p text:style-name="Standard"><text:s text:c="6"/>WHERE DEPARTMENT_NO = (SELECT DEPARTMENT_NO</text:p>
      <text:p text:style-name="Standard"><text:s text:c="29"/>FROM TB_DEPARTMENT</text:p>
      <text:p text:style-name="Standard"><text:soft-page-break/><text:s text:c="29"/>WHERE DEPARTMENT_NAME = '국어국문학과')</text:p>
      <text:p text:style-name="Standard"><text:s text:c="6"/>GROUP BY STUDENT_NO, STUDENT_NAME</text:p>
      <text:p text:style-name="Standard"><text:s text:c="6"/>ORDER BY AVG(POINT) DESC)</text:p>
      <text:p text:style-name="Standard">WHERE ROWNUM = 1;</text:p>
      <text:p text:style-name="Standard"/>
      <text:p text:style-name="Standard">SELECT STUDENT_NO, STUDENT_NAME</text:p>
      <text:p text:style-name="Standard">FROM TB_STUDENT</text:p>
      <text:p text:style-name="Standard"><text:s text:c="5"/>JOIN TB_DEPARTMENT USING(DEPARTMENT_NO)</text:p>
      <text:p text:style-name="Standard"><text:s text:c="5"/>JOIN TB_GRADE USING(STUDENT_NO)</text:p>
      <text:p text:style-name="Standard">WHERE DEPARTMENT_NAME = '국어국문학과'</text:p>
      <text:p text:style-name="Standard">GROUP BY STUDENT_NO, STUDENT_NAME</text:p>
      <text:p text:style-name="Standard">HAVING AVG(POINT) = (SELECT MAX(AVG(POINT))</text:p>
      <text:p text:style-name="Standard"><text:s text:c="21"/>FROM TB_GRADE</text:p>
      <text:p text:style-name="Standard"><text:s text:c="21"/>WHERE STUDENT_NO IN (SELECT STUDENT_NO</text:p>
      <text:p text:style-name="Standard"><text:s text:c="41"/>FROM TB_STUDENT</text:p>
      <text:p text:style-name="Standard"><text:s text:c="41"/>WHERE DEPARTMENT_NO = (SELECT DEPARTMENT_NO</text:p>
      <text:p text:style-name="Standard"><text:s text:c="64"/>FROM TB_DEPARTMENT</text:p>
      <text:p text:style-name="Standard"><text:s text:c="64"/>WHERE DEPARTMENT_NAME = '국어국문학과'))</text:p>
      <text:p text:style-name="Standard"><text:s text:c="21"/>GROUP BY STUDENT_NO);</text:p>
      <text:p text:style-name="Standard"/>
      <text:p text:style-name="Standard">SELECT STUDENT_NO, STUDENT_NAME</text:p>
      <text:p text:style-name="Standard">FROM TB_STUDENT</text:p>
      <text:p text:style-name="Standard"><text:s text:c="5"/>JOIN TB_DEPARTMENT USING(DEPARTMENT_NO)</text:p>
      <text:p text:style-name="Standard"><text:s text:c="5"/>JOIN TB_GRADE USING(STUDENT_NO)</text:p>
      <text:p text:style-name="Standard">WHERE DEPARTMENT_NAME = '국어국문학과'</text:p>
      <text:p text:style-name="Standard">GROUP BY STUDENT_NO, STUDENT_NAME</text:p>
      <text:p text:style-name="Standard">HAVING AVG(POINT) = (SELECT MAX(AVG(POINT))</text:p>
      <text:p text:style-name="Standard"><text:s text:c="21"/>FROM TB_GRADE</text:p>
      <text:p text:style-name="Standard"><text:s text:c="26"/>JOIN TB_STUDENT USING(STUDENT_NO)</text:p>
      <text:p text:style-name="Standard"><text:s text:c="26"/>JOIN TB_DEPARTMENT USING(DEPARTMENT_NO)</text:p>
      <text:p text:style-name="Standard"><text:s text:c="21"/>WHERE DEPARTMENT_NAME = '국어국문학과'</text:p>
      <text:p text:style-name="Standard"><text:s text:c="21"/>GROUP BY STUDENT_NO);</text:p>
      <text:p text:style-name="Standard"><text:s text:c="21"/></text:p>
      <text:p text:style-name="Standard">-- 19) 반올림 결과 값이 문제와는 다름, 문제 결과는 버림을 한 것 같음</text:p>
      <text:p text:style-name="Standard">SELECT DEPARTMENT_NAME "계열 학과명", ROUND(AVG(POINT), 1)</text:p>
      <text:p text:style-name="Standard">FROM TB_DEPARTMENT</text:p>
      <text:p text:style-name="Standard"><text:s text:c="5"/>JOIN TB_STUDENT USING(DEPARTMENT_NO)</text:p>
      <text:p text:style-name="Standard"><text:s text:c="5"/>JOIN TB_GRADE USING(STUDENT_NO)</text:p>
      <text:p text:style-name="Standard">WHERE CATEGORY = (SELECT CATEGORY</text:p>
      <text:p text:style-name="Standard"><text:s text:c="18"/>FROM TB_DEPARTMENT</text:p>
      <text:p text:style-name="Standard"><text:s text:c="18"/>WHERE DEPARTMENT_NAME = '환경조경학과')</text:p>
      <text:p text:style-name="Standard">GROUP BY DEPARTMENT_NAME</text:p>
      <text:p text:style-name="Standard">ORDER BY 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7-17T17:50:40.70</meta:creation-date>
    <meta:document-statistic meta:table-count="0" meta:image-count="0" meta:object-count="0" meta:page-count="4" meta:paragraph-count="160" meta:word-count="717" meta:character-count="5165"/>
    <dc:date>2024-07-17T17:51:02.95</dc:date>
    <meta:editing-duration>PT22S</meta:editing-duration>
    <meta:editing-cycles>1</meta:editing-cycles>
    <meta:generator>OpenOffice/4.1.15$Win32 OpenOffice.org_project/4115m2$Build-9813</meta:generator>
  </office:meta>
</office:document-meta>
</file>